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2.8492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48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বিক্রয়</text:p>
          </table:table-cell>
          <table:table-cell office:value-type="float" office:value="112" calcext:value-type="float">
            <text:p>112</text:p>
          </table:table-cell>
          <table:table-cell table:formula="of:=[.E12]*7" office:value-type="float" office:value="784" calcext:value-type="float">
            <text:p>78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বকেয়া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সরেজমিনে আছে</text:p>
          </table:table-cell>
          <table:table-cell office:value-type="float" office:value="112" calcext:value-type="float">
            <text:p>112</text:p>
          </table:table-cell>
          <table:table-cell table:formula="of:=[.E16]*7" office:value-type="float" office:value="784" calcext:value-type="float">
            <text:p>78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দলিলে টিকেনা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6]-[.E17]" office:value-type="float" office:value="87" calcext:value-type="float">
            <text:p>87</text:p>
          </table:table-cell>
          <table:table-cell table:formula="of:=[.E18]*7" office:value-type="float" office:value="609" calcext:value-type="float">
            <text:p>609</text:p>
          </table:table-cell>
          <table:table-cell/>
        </table:table-row>
        <table:table-row table:style-name="ro1">
          <table:table-cell table:number-columns-repeated="5"/>
          <table:table-cell table:formula="of:=[.F12]-[.F18]"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5"/>
          <table:table-cell table:formula="of:=[.F19]-[.F13]" office:value-type="float" office:value="82" calcext:value-type="float">
            <text:p>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6:21:32.901000000</meta:creation-date>
    <dc:date>2025-04-27T22:53:32.986000000</dc:date>
    <meta:editing-duration>PT5H19M51S</meta:editing-duration>
    <meta:editing-cycles>1</meta:editing-cycles>
    <meta:generator>LibreOffice/7.4.1.2$Windows_X86_64 LibreOffice_project/3c58a8f3a960df8bc8fd77b461821e42c061c5f0</meta:generator>
    <meta:document-statistic meta:table-count="1" meta:cell-count="14" meta:object-count="0"/>
  </office:meta>
</office:document-meta>
</file>